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12.24mm"/>
    </style:style>
    <style:style style:name="co11" style:family="table-column">
      <style:table-column-properties fo:break-before="auto" style:column-width="35.93mm"/>
    </style:style>
    <style:style style:name="co12" style:family="table-column">
      <style:table-column-properties fo:break-before="auto" style:column-width="13.07mm"/>
    </style:style>
    <style:style style:name="co1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8" style:family="table-cell" style:parent-style-name="Default" style:data-style-name="N2">
      <style:table-cell-properties fo:background-color="#dddddd" style:text-align-source="fix" style:repeat-content="false"/>
      <style:paragraph-properties fo:text-align="start" fo:margin-left="0mm"/>
    </style:style>
    <style:style style:name="ce29" style:family="table-cell" style:parent-style-name="Default" style:data-style-name="N2">
      <style:table-cell-properties fo:background-color="#adc5e7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fo:background-color="#bcaed5" style:text-align-source="fix" style:repeat-content="false"/>
      <style:paragraph-properties fo:text-align="start" fo:margin-left="0mm"/>
      <style:text-properties style:use-window-font-color="true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use-window-font-color="true"/>
    </style:style>
    <style:style style:name="ce32" style:family="table-cell" style:parent-style-name="Default" style:data-style-name="N2">
      <style:table-cell-properties fo:background-color="#bcaed5" style:text-align-source="fix" style:repeat-content="false"/>
      <style:paragraph-properties fo:text-align="start" fo:margin-left="0mm"/>
      <style:text-properties style:use-window-font-color="true"/>
    </style:style>
    <style:style style:name="ce33" style:family="table-cell" style:parent-style-name="Default" style:data-style-name="N2">
      <style:table-cell-properties fo:background-color="#dddddd" style:text-align-source="fix" style:repeat-content="false"/>
      <style:paragraph-properties fo:text-align="start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4" office:value-type="string" calcext:value-type="string">
            <text:p>MIDI</text:p>
          </table:table-cell>
          <table:table-cell table:style-name="ce24" office:value-type="string" calcext:value-type="string">
            <text:p>Note</text:p>
          </table:table-cell>
          <table:table-cell table:style-name="ce24" office:value-type="string" calcext:value-type="string">
            <text:p>Frequenz</text:p>
          </table:table-cell>
          <table:table-cell table:style-name="ce24" office:value-type="string" calcext:value-type="string">
            <text:p>MIDI</text:p>
          </table:table-cell>
          <table:table-cell table:style-name="ce24" office:value-type="string" calcext:value-type="string">
            <text:p>Note</text:p>
          </table:table-cell>
          <table:table-cell table:style-name="ce24" office:value-type="string" calcext:value-type="string">
            <text:p>Frequenz</text:p>
          </table:table-cell>
          <table:table-cell table:style-name="ce24" office:value-type="string" calcext:value-type="string">
            <text:p>MIDI</text:p>
          </table:table-cell>
          <table:table-cell table:style-name="ce24" office:value-type="string" calcext:value-type="string">
            <text:p>Note</text:p>
          </table:table-cell>
          <table:table-cell table:style-name="ce24" office:value-type="string" calcext:value-type="string">
            <text:p>Frequenz</text:p>
          </table:table-cell>
        </table:table-row>
        <table:table-row table:style-name="ro1">
          <table:table-cell table:number-columns-repeated="13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8" table:formula="of:=2^(([.N2]-69)/12)*440" office:value-type="float" office:value="8.17579891564371" calcext:value-type="float">
            <text:p>8,1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C <text:s text:c="2"/>2</text:p>
          </table:table-cell>
          <table:table-cell table:style-name="ce28" table:formula="of:=2^(([.Q2]-69)/12)*440" office:value-type="float" office:value="65.4063913251497" calcext:value-type="float">
            <text:p>65,41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string" calcext:value-type="string">
            <text:p>C <text:s text:c="2"/>6</text:p>
          </table:table-cell>
          <table:table-cell table:style-name="ce28" table:formula="of:=2^(([.T2]-69)/12)*440" office:value-type="float" office:value="1046.50226120239" calcext:value-type="float">
            <text:p>1046,50</text:p>
          </table:table-cell>
        </table:table-row>
        <table:table-row table:style-name="ro1">
          <table:table-cell table:number-columns-repeated="13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N3]-69)/12)*440" office:value-type="float" office:value="8.66195721802725" calcext:value-type="float">
            <text:p>8,6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string" calcext:value-type="string">
            <text:p>C#</text:p>
          </table:table-cell>
          <table:table-cell table:style-name="ce32" table:formula="of:=2^(([.Q3]-69)/12)*440" office:value-type="float" office:value="69.295657744218" calcext:value-type="float">
            <text:p>69,3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T3]-69)/12)*440" office:value-type="float" office:value="1108.73052390749" calcext:value-type="float">
            <text:p>1108,7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#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3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3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4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N4]-69)/12)*440" office:value-type="float" office:value="9.17702399741899" calcext:value-type="float">
            <text:p>9,1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string" calcext:value-type="string">
            <text:p>D</text:p>
          </table:table-cell>
          <table:table-cell table:style-name="ce32" table:formula="of:=2^(([.Q4]-69)/12)*440" office:value-type="float" office:value="73.4161919793519" calcext:value-type="float">
            <text:p>73,42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T4]-69)/12)*440" office:value-type="float" office:value="1174.65907166963" calcext:value-type="float">
            <text:p>1174,66</text:p>
          </table:table-cell>
        </table:table-row>
        <table:table-row table:style-name="ro1">
          <table:table-cell office:value-type="string" calcext:value-type="string">
            <text:p>F2#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4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4#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N5]-69)/12)*440" office:value-type="float" office:value="9.72271824131503" calcext:value-type="float">
            <text:p>9,7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string" calcext:value-type="string">
            <text:p>D#</text:p>
          </table:table-cell>
          <table:table-cell table:style-name="ce32" table:formula="of:=2^(([.Q5]-69)/12)*440" office:value-type="float" office:value="77.7817459305202" calcext:value-type="float">
            <text:p>77,78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T5]-69)/12)*440" office:value-type="float" office:value="1244.50793488832" calcext:value-type="float">
            <text:p>1244,51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3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4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N6]-69)/12)*440" office:value-type="float" office:value="10.3008611535272" calcext:value-type="float">
            <text:p>10,3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E</text:p>
          </table:table-cell>
          <table:table-cell table:style-name="ce32" table:formula="of:=2^(([.Q6]-69)/12)*440" office:value-type="float" office:value="82.4068892282175" calcext:value-type="float">
            <text:p>82,41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T6]-69)/12)*440" office:value-type="float" office:value="1318.51022765148" calcext:value-type="float">
            <text:p>1318,51</text:p>
          </table:table-cell>
        </table:table-row>
        <table:table-row table:style-name="ro1">
          <table:table-cell office:value-type="string" calcext:value-type="string">
            <text:p>G2#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3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3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4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4#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N7]-69)/12)*440" office:value-type="float" office:value="10.9133822322814" calcext:value-type="float">
            <text:p>10,9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string" calcext:value-type="string">
            <text:p>F</text:p>
          </table:table-cell>
          <table:table-cell table:style-name="ce32" table:formula="of:=2^(([.Q7]-69)/12)*440" office:value-type="float" office:value="87.307057858251" calcext:value-type="float">
            <text:p>87,31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T7]-69)/12)*440" office:value-type="float" office:value="1396.91292573202" calcext:value-type="float">
            <text:p>1396,9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4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N8]-69)/12)*440" office:value-type="float" office:value="11.5623257097386" calcext:value-type="float">
            <text:p>11,5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string" calcext:value-type="string">
            <text:p>F#</text:p>
          </table:table-cell>
          <table:table-cell table:style-name="ce32" table:formula="of:=2^(([.Q8]-69)/12)*440" office:value-type="float" office:value="92.4986056779086" calcext:value-type="float">
            <text:p>92,50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T8]-69)/12)*440" office:value-type="float" office:value="1479.97769084654" calcext:value-type="float">
            <text:p>1479,98</text:p>
          </table:table-cell>
        </table:table-row>
        <table:table-row table:style-name="ro1">
          <table:table-cell office:value-type="string" calcext:value-type="string">
            <text:p>A2#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3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3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4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4#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N9]-69)/12)*440" office:value-type="float" office:value="12.2498573744297" calcext:value-type="float">
            <text:p>12,2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string" calcext:value-type="string">
            <text:p>G</text:p>
          </table:table-cell>
          <table:table-cell table:style-name="ce32" table:formula="of:=2^(([.Q9]-69)/12)*440" office:value-type="float" office:value="97.9988589954373" calcext:value-type="float">
            <text:p>98,00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T9]-69)/12)*440" office:value-type="float" office:value="1567.981743927" calcext:value-type="float">
            <text:p>1567,98</text:p>
          </table:table-cell>
        </table:table-row>
        <table:table-row table:style-name="ro1">
          <table:table-cell table:number-columns-repeated="13"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N10]-69)/12)*440" office:value-type="float" office:value="12.9782717993733" calcext:value-type="float">
            <text:p>12,98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string" calcext:value-type="string">
            <text:p>G#</text:p>
          </table:table-cell>
          <table:table-cell table:style-name="ce32" table:formula="of:=2^(([.Q10]-69)/12)*440" office:value-type="float" office:value="103.826174394986" calcext:value-type="float">
            <text:p>103,83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T10]-69)/12)*440" office:value-type="float" office:value="1661.21879031978" calcext:value-type="float">
            <text:p>1661,22</text:p>
          </table:table-cell>
        </table:table-row>
        <table:table-row table:style-name="ro1">
          <table:table-cell table:number-columns-repeated="13"/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N11]-69)/12)*440" office:value-type="float" office:value="13.75" calcext:value-type="float">
            <text:p>13,7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string" calcext:value-type="string">
            <text:p>A</text:p>
          </table:table-cell>
          <table:table-cell table:style-name="ce32" table:formula="of:=2^(([.Q11]-69)/12)*440" office:value-type="float" office:value="110" calcext:value-type="float">
            <text:p>110,00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T11]-69)/12)*440" office:value-type="float" office:value="1760" calcext:value-type="float">
            <text:p>1760,00</text:p>
          </table:table-cell>
        </table:table-row>
        <table:table-row table:style-name="ro1">
          <table:table-cell office:value-type="string" calcext:value-type="string">
            <text:p>Dur</text:p>
          </table:table-cell>
          <table:table-cell table:number-columns-repeated="12"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N12]-69)/12)*440" office:value-type="float" office:value="14.5676175474403" calcext:value-type="float">
            <text:p>14,5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string" calcext:value-type="string">
            <text:p>A#</text:p>
          </table:table-cell>
          <table:table-cell table:style-name="ce32" table:formula="of:=2^(([.Q12]-69)/12)*440" office:value-type="float" office:value="116.540940379522" calcext:value-type="float">
            <text:p>116,54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T12]-69)/12)*440" office:value-type="float" office:value="1864.65504607236" calcext:value-type="float">
            <text:p>1864,66</text:p>
          </table:table-cell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6" office:value-type="float" office:value="48" calcext:value-type="float">
            <text:p>48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N13]-69)/12)*440" office:value-type="float" office:value="15.4338531642539" calcext:value-type="float">
            <text:p>15,4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string" calcext:value-type="string">
            <text:p>B</text:p>
          </table:table-cell>
          <table:table-cell table:style-name="ce32" table:formula="of:=2^(([.Q13]-69)/12)*440" office:value-type="float" office:value="123.470825314031" calcext:value-type="float">
            <text:p>123,47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T13]-69)/12)*440" office:value-type="float" office:value="1975.5332050245" calcext:value-type="float">
            <text:p>1975,53</text:p>
          </table:table-cell>
        </table:table-row>
        <table:table-row table:style-name="ro1">
          <table:table-cell table:style-name="ce4"/>
          <table:table-cell/>
          <table:table-cell office:value-type="string" calcext:value-type="string">
            <text:p>C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4</text:p>
          </table:table-cell>
          <table:table-cell table:style-name="ce10" office:value-type="float" office:value="64" calcext:value-type="float">
            <text:p>64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C <text:s text:c="2"/>0</text:p>
          </table:table-cell>
          <table:table-cell table:style-name="ce28" table:formula="of:=2^(([.N14]-69)/12)*440" office:value-type="float" office:value="16.3515978312874" calcext:value-type="float">
            <text:p>16,35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C <text:s text:c="2"/>3</text:p>
          </table:table-cell>
          <table:table-cell table:style-name="ce33" table:formula="of:=2^(([.Q14]-69)/12)*440" office:value-type="float" office:value="130.812782650299" calcext:value-type="float">
            <text:p>130,81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string" calcext:value-type="string">
            <text:p>C <text:s text:c="2"/>7</text:p>
          </table:table-cell>
          <table:table-cell table:style-name="ce28" table:formula="of:=2^(([.T14]-69)/12)*440" office:value-type="float" office:value="2093.00452240479" calcext:value-type="float">
            <text:p>2093,00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7" table:formula="of:=[.D14]-[.$B13]" office:value-type="float" office:value="0" calcext:value-type="float">
            <text:p>0</text:p>
          </table:table-cell>
          <table:table-cell table:style-name="ce7"/>
          <table:table-cell table:style-name="ce7" table:formula="of:=[.F14]-[.$B13]" office:value-type="float" office:value="4" calcext:value-type="float">
            <text:p>4</text:p>
          </table:table-cell>
          <table:table-cell table:style-name="ce7"/>
          <table:table-cell table:style-name="ce7" table:formula="of:=[.H14]-[.$B13]" office:value-type="float" office:value="7" calcext:value-type="float">
            <text:p>7</text:p>
          </table:table-cell>
          <table:table-cell table:style-name="ce7"/>
          <table:table-cell table:style-name="ce7" table:formula="of:=[.J14]-[.$B13]" office:value-type="float" office:value="12" calcext:value-type="float">
            <text:p>12</text:p>
          </table:table-cell>
          <table:table-cell table:style-name="ce7"/>
          <table:table-cell table:style-name="ce11" table:formula="of:=[.L14]-[.$B13]" office:value-type="float" office:value="16" calcext:value-type="float">
            <text:p>16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N15]-69)/12)*440" office:value-type="float" office:value="17.3239144360545" calcext:value-type="float">
            <text:p>17,3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string" calcext:value-type="string">
            <text:p>C#</text:p>
          </table:table-cell>
          <table:table-cell table:style-name="ce32" table:formula="of:=2^(([.Q15]-69)/12)*440" office:value-type="float" office:value="138.591315488436" calcext:value-type="float">
            <text:p>138,59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T15]-69)/12)*440" office:value-type="float" office:value="2217.46104781498" calcext:value-type="float">
            <text:p>2217,46</text:p>
          </table:table-cell>
        </table:table-row>
        <table:table-row table:style-name="ro1">
          <table:table-cell table:style-name="ce15" office:value-type="string" calcext:value-type="string">
            <text:p>C3#</text:p>
          </table:table-cell>
          <table:table-cell table:style-name="ce15" office:value-type="float" office:value="49" calcext:value-type="float">
            <text:p>49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N16]-69)/12)*440" office:value-type="float" office:value="18.354047994838" calcext:value-type="float">
            <text:p>18,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D</text:p>
          </table:table-cell>
          <table:table-cell table:style-name="ce32" table:formula="of:=2^(([.Q16]-69)/12)*440" office:value-type="float" office:value="146.832383958704" calcext:value-type="float">
            <text:p>146,83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T16]-69)/12)*440" office:value-type="float" office:value="2349.31814333926" calcext:value-type="float">
            <text:p>2349,32</text:p>
          </table:table-cell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F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3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4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4</text:p>
          </table:table-cell>
          <table:table-cell table:style-name="ce10" office:value-type="float" office:value="65" calcext:value-type="float">
            <text:p>65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N17]-69)/12)*440" office:value-type="float" office:value="19.4454364826301" calcext:value-type="float">
            <text:p>19,4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string" calcext:value-type="string">
            <text:p>D#</text:p>
          </table:table-cell>
          <table:table-cell table:style-name="ce32" table:formula="of:=2^(([.Q17]-69)/12)*440" office:value-type="float" office:value="155.56349186104" calcext:value-type="float">
            <text:p>155,56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T17]-69)/12)*440" office:value-type="float" office:value="2489.01586977665" calcext:value-type="float">
            <text:p>2489,02</text:p>
          </table:table-cell>
        </table:table-row>
        <table:table-row table:style-name="ro1">
          <table:table-cell table:style-name="ce5"/>
          <table:table-cell table:style-name="ce7" table:number-columns-repeated="4"/>
          <table:table-cell table:style-name="ce7" table:formula="of:=[.F17]-[.$B16]" office:value-type="float" office:value="4" calcext:value-type="float">
            <text:p>4</text:p>
          </table:table-cell>
          <table:table-cell table:style-name="ce7"/>
          <table:table-cell table:style-name="ce7" table:formula="of:=[.H17]-[.$B16]" office:value-type="float" office:value="7" calcext:value-type="float">
            <text:p>7</text:p>
          </table:table-cell>
          <table:table-cell table:style-name="ce7"/>
          <table:table-cell table:style-name="ce7" table:formula="of:=[.J17]-[.$B16]" office:value-type="float" office:value="12" calcext:value-type="float">
            <text:p>12</text:p>
          </table:table-cell>
          <table:table-cell table:style-name="ce7"/>
          <table:table-cell table:style-name="ce11" table:formula="of:=[.L17]-[.$B16]" office:value-type="float" office:value="16" calcext:value-type="float">
            <text:p>16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N18]-69)/12)*440" office:value-type="float" office:value="20.6017223070544" calcext:value-type="float">
            <text:p>20,6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string" calcext:value-type="string">
            <text:p>E</text:p>
          </table:table-cell>
          <table:table-cell table:style-name="ce32" table:formula="of:=2^(([.Q18]-69)/12)*440" office:value-type="float" office:value="164.813778456435" calcext:value-type="float">
            <text:p>164,8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T18]-69)/12)*440" office:value-type="float" office:value="2637.02045530296" calcext:value-type="float">
            <text:p>2637,02</text:p>
          </table:table-cell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6" office:value-type="float" office:value="50" calcext:value-type="float">
            <text:p>50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N19]-69)/12)*440" office:value-type="float" office:value="21.8267644645627" calcext:value-type="float">
            <text:p>21,83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string" calcext:value-type="string">
            <text:p>F</text:p>
          </table:table-cell>
          <table:table-cell table:style-name="ce32" table:formula="of:=2^(([.Q19]-69)/12)*440" office:value-type="float" office:value="174.614115716502" calcext:value-type="float">
            <text:p>174,61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T19]-69)/12)*440" office:value-type="float" office:value="2793.82585146403" calcext:value-type="float">
            <text:p>2793,83</text:p>
          </table:table-cell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D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4#</text:p>
          </table:table-cell>
          <table:table-cell table:style-name="ce10" office:value-type="float" office:value="66" calcext:value-type="float">
            <text:p>66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N20]-69)/12)*440" office:value-type="float" office:value="23.1246514194771" calcext:value-type="float">
            <text:p>23,12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string" calcext:value-type="string">
            <text:p>F#</text:p>
          </table:table-cell>
          <table:table-cell table:style-name="ce32" table:formula="of:=2^(([.Q20]-69)/12)*440" office:value-type="float" office:value="184.997211355817" calcext:value-type="float">
            <text:p>185,00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T20]-69)/12)*440" office:value-type="float" office:value="2959.95538169308" calcext:value-type="float">
            <text:p>2959,96</text:p>
          </table:table-cell>
        </table:table-row>
        <table:table-row table:style-name="ro1">
          <table:table-cell table:style-name="ce5"/>
          <table:table-cell table:style-name="ce7" table:number-columns-repeated="4"/>
          <table:table-cell table:style-name="ce7" table:formula="of:=[.F20]-[.$B19]" office:value-type="float" office:value="0" calcext:value-type="float">
            <text:p>0</text:p>
          </table:table-cell>
          <table:table-cell table:style-name="ce7"/>
          <table:table-cell table:style-name="ce7" table:formula="of:=[.H20]-[.$B19]" office:value-type="float" office:value="7" calcext:value-type="float">
            <text:p>7</text:p>
          </table:table-cell>
          <table:table-cell table:style-name="ce7"/>
          <table:table-cell table:style-name="ce7" table:formula="of:=[.J20]-[.$B19]" office:value-type="float" office:value="12" calcext:value-type="float">
            <text:p>12</text:p>
          </table:table-cell>
          <table:table-cell table:style-name="ce7"/>
          <table:table-cell table:style-name="ce11" table:formula="of:=[.L20]-[.$B19]" office:value-type="float" office:value="16" calcext:value-type="float">
            <text:p>16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N21]-69)/12)*440" office:value-type="float" office:value="24.4997147488593" calcext:value-type="float">
            <text:p>24,5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string" calcext:value-type="string">
            <text:p>G</text:p>
          </table:table-cell>
          <table:table-cell table:style-name="ce32" table:formula="of:=2^(([.Q21]-69)/12)*440" office:value-type="float" office:value="195.997717990875" calcext:value-type="float">
            <text:p>196,00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T21]-69)/12)*440" office:value-type="float" office:value="3135.96348785399" calcext:value-type="float">
            <text:p>3135,96</text:p>
          </table:table-cell>
        </table:table-row>
        <table:table-row table:style-name="ro1">
          <table:table-cell table:style-name="ce3" office:value-type="string" calcext:value-type="string">
            <text:p>D3#</text:p>
          </table:table-cell>
          <table:table-cell table:style-name="ce6" office:value-type="float" office:value="51" calcext:value-type="float">
            <text:p>51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N22]-69)/12)*440" office:value-type="float" office:value="25.9565435987466" calcext:value-type="float">
            <text:p>25,9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string" calcext:value-type="string">
            <text:p>G#</text:p>
          </table:table-cell>
          <table:table-cell table:style-name="ce32" table:formula="of:=2^(([.Q22]-69)/12)*440" office:value-type="float" office:value="207.652348789973" calcext:value-type="float">
            <text:p>207,65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T22]-69)/12)*440" office:value-type="float" office:value="3322.43758063956" calcext:value-type="float">
            <text:p>3322,44</text:p>
          </table:table-cell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3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4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4</text:p>
          </table:table-cell>
          <table:table-cell table:style-name="ce10" office:value-type="float" office:value="67" calcext:value-type="float">
            <text:p>67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N23]-69)/12)*440" office:value-type="float" office:value="27.5" calcext:value-type="float">
            <text:p>27,50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string" calcext:value-type="string">
            <text:p>A</text:p>
          </table:table-cell>
          <table:table-cell table:style-name="ce32" table:formula="of:=2^(([.Q23]-69)/12)*440" office:value-type="float" office:value="220" calcext:value-type="float">
            <text:p>220,00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T23]-69)/12)*440" office:value-type="float" office:value="3520" calcext:value-type="float">
            <text:p>3520,00</text:p>
          </table:table-cell>
        </table:table-row>
        <table:table-row table:style-name="ro1">
          <table:table-cell table:style-name="ce5"/>
          <table:table-cell table:style-name="ce7" table:number-columns-repeated="4"/>
          <table:table-cell table:style-name="ce7" table:formula="of:=[.F23]-[.$B22]" office:value-type="float" office:value="4" calcext:value-type="float">
            <text:p>4</text:p>
          </table:table-cell>
          <table:table-cell table:style-name="ce7"/>
          <table:table-cell table:style-name="ce7" table:formula="of:=[.H23]-[.$B22]" office:value-type="float" office:value="7" calcext:value-type="float">
            <text:p>7</text:p>
          </table:table-cell>
          <table:table-cell table:style-name="ce7"/>
          <table:table-cell table:style-name="ce7" table:formula="of:=[.J23]-[.$B22]" office:value-type="float" office:value="12" calcext:value-type="float">
            <text:p>12</text:p>
          </table:table-cell>
          <table:table-cell table:style-name="ce7"/>
          <table:table-cell table:style-name="ce11" table:formula="of:=[.L23]-[.$B22]" office:value-type="float" office:value="16" calcext:value-type="float">
            <text:p>16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N24]-69)/12)*440" office:value-type="float" office:value="29.1352350948806" calcext:value-type="float">
            <text:p>29,1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string" calcext:value-type="string">
            <text:p>A#</text:p>
          </table:table-cell>
          <table:table-cell table:style-name="ce32" table:formula="of:=2^(([.Q24]-69)/12)*440" office:value-type="float" office:value="233.081880759045" calcext:value-type="float">
            <text:p>233,08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T24]-69)/12)*440" office:value-type="float" office:value="3729.31009214472" calcext:value-type="float">
            <text:p>3729,31</text:p>
          </table:table-cell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6" office:value-type="float" office:value="52" calcext:value-type="float">
            <text:p>52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N25]-69)/12)*440" office:value-type="float" office:value="30.8677063285077" calcext:value-type="float">
            <text:p>30,87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string" calcext:value-type="string">
            <text:p>B</text:p>
          </table:table-cell>
          <table:table-cell table:style-name="ce32" table:formula="of:=2^(([.Q25]-69)/12)*440" office:value-type="float" office:value="246.941650628062" calcext:value-type="float">
            <text:p>246,94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T25]-69)/12)*440" office:value-type="float" office:value="3951.06641004899" calcext:value-type="float">
            <text:p>3951,07</text:p>
          </table:table-cell>
        </table:table-row>
        <table:table-row table:style-name="ro1">
          <table:table-cell table:style-name="ce4" office:value-type="string" calcext:value-type="string">
            <text:p>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3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4</text:p>
          </table:table-cell>
          <table:table-cell table:style-name="ce10" office:value-type="float" office:value="64" calcext:value-type="float">
            <text:p>64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C <text:s text:c="2"/>1</text:p>
          </table:table-cell>
          <table:table-cell table:style-name="ce28" table:formula="of:=2^(([.N26]-69)/12)*440" office:value-type="float" office:value="32.7031956625748" calcext:value-type="float">
            <text:p>32,7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string" calcext:value-type="string">
            <text:p>C <text:s text:c="2"/>4</text:p>
          </table:table-cell>
          <table:table-cell table:style-name="ce33" table:formula="of:=2^(([.Q26]-69)/12)*440" office:value-type="float" office:value="261.625565300599" calcext:value-type="float">
            <text:p>261,63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string" calcext:value-type="string">
            <text:p>C <text:s text:c="2"/>8</text:p>
          </table:table-cell>
          <table:table-cell table:style-name="ce28" table:formula="of:=2^(([.T26]-69)/12)*440" office:value-type="float" office:value="4186.00904480958" calcext:value-type="float">
            <text:p>4186,01</text:p>
          </table:table-cell>
        </table:table-row>
        <table:table-row table:style-name="ro1">
          <table:table-cell table:style-name="ce5"/>
          <table:table-cell table:style-name="ce7" table:formula="of:=[.B26]-[.$B25]" office:value-type="float" office:value="-12" calcext:value-type="float">
            <text:p>-12</text:p>
          </table:table-cell>
          <table:table-cell table:style-name="ce7"/>
          <table:table-cell table:style-name="ce7" table:formula="of:=[.D26]-[.$B25]" office:value-type="float" office:value="-5" calcext:value-type="float">
            <text:p>-5</text:p>
          </table:table-cell>
          <table:table-cell table:style-name="ce7"/>
          <table:table-cell table:style-name="ce7" table:formula="of:=[.F26]-[.$B25]" office:value-type="float" office:value="0" calcext:value-type="float">
            <text:p>0</text:p>
          </table:table-cell>
          <table:table-cell table:style-name="ce7"/>
          <table:table-cell table:style-name="ce7" table:formula="of:=[.H26]-[.$B25]" office:value-type="float" office:value="4" calcext:value-type="float">
            <text:p>4</text:p>
          </table:table-cell>
          <table:table-cell table:style-name="ce7"/>
          <table:table-cell table:style-name="ce7" table:formula="of:=[.J26]-[.$B25]" office:value-type="float" office:value="7" calcext:value-type="float">
            <text:p>7</text:p>
          </table:table-cell>
          <table:table-cell table:style-name="ce7"/>
          <table:table-cell table:style-name="ce11" table:formula="of:=[.L26]-[.$B25]" office:value-type="float" office:value="12" calcext:value-type="float">
            <text:p>12</text:p>
          </table:table-cell>
          <table:table-cell/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N27]-69)/12)*440" office:value-type="float" office:value="34.647828872109" calcext:value-type="float">
            <text:p>34,65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string" calcext:value-type="string">
            <text:p>C#</text:p>
          </table:table-cell>
          <table:table-cell table:style-name="ce32" table:formula="of:=2^(([.Q27]-69)/12)*440" office:value-type="float" office:value="277.182630976872" calcext:value-type="float">
            <text:p>277,18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T27]-69)/12)*440" office:value-type="float" office:value="4434.92209562995" calcext:value-type="float">
            <text:p>4434,92</text:p>
          </table:table-cell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6" office:value-type="float" office:value="53" calcext:value-type="float">
            <text:p>53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N28]-69)/12)*440" office:value-type="float" office:value="36.7080959896759" calcext:value-type="float">
            <text:p>36,7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string" calcext:value-type="string">
            <text:p>D</text:p>
          </table:table-cell>
          <table:table-cell table:style-name="ce32" table:formula="of:=2^(([.Q28]-69)/12)*440" office:value-type="float" office:value="293.664767917408" calcext:value-type="float">
            <text:p>293,66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T28]-69)/12)*440" office:value-type="float" office:value="4698.63628667852" calcext:value-type="float">
            <text:p>4698,64</text:p>
          </table:table-cell>
        </table:table-row>
        <table:table-row table:style-name="ro1">
          <table:table-cell table:style-name="ce4"/>
          <table:table-cell/>
          <table:table-cell office:value-type="string" calcext:value-type="string">
            <text:p>A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4</text:p>
          </table:table-cell>
          <table:table-cell table:style-name="ce10" office:value-type="float" office:value="65" calcext:value-type="float">
            <text:p>65</text:p>
          </table:table-cell>
          <table:table-cell/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N29]-69)/12)*440" office:value-type="float" office:value="38.8908729652601" calcext:value-type="float">
            <text:p>38,89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string" calcext:value-type="string">
            <text:p>D#</text:p>
          </table:table-cell>
          <table:table-cell table:style-name="ce32" table:formula="of:=2^(([.Q29]-69)/12)*440" office:value-type="float" office:value="311.126983722081" calcext:value-type="float">
            <text:p>311,13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T29]-69)/12)*440" office:value-type="float" office:value="4978.0317395533" calcext:value-type="float">
            <text:p>4978,03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7" table:formula="of:=[.D29]-[.$B28]" office:value-type="float" office:value="-8" calcext:value-type="float">
            <text:p>-8</text:p>
          </table:table-cell>
          <table:table-cell table:style-name="ce7"/>
          <table:table-cell table:style-name="ce7" table:formula="of:=[.F29]-[.$B28]" office:value-type="float" office:value="0" calcext:value-type="float">
            <text:p>0</text:p>
          </table:table-cell>
          <table:table-cell table:style-name="ce7"/>
          <table:table-cell table:style-name="ce7" table:formula="of:=[.H29]-[.$B28]" office:value-type="float" office:value="4" calcext:value-type="float">
            <text:p>4</text:p>
          </table:table-cell>
          <table:table-cell table:style-name="ce7"/>
          <table:table-cell table:style-name="ce7" table:formula="of:=[.J29]-[.$B28]" office:value-type="float" office:value="7" calcext:value-type="float">
            <text:p>7</text:p>
          </table:table-cell>
          <table:table-cell table:style-name="ce7"/>
          <table:table-cell table:style-name="ce11" table:formula="of:=[.L29]-[.$B28]" office:value-type="float" office:value="12" calcext:value-type="float">
            <text:p>12</text:p>
          </table:table-cell>
          <table:table-cell/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N30]-69)/12)*440" office:value-type="float" office:value="41.2034446141088" calcext:value-type="float">
            <text:p>41,20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string" calcext:value-type="string">
            <text:p>E</text:p>
          </table:table-cell>
          <table:table-cell table:style-name="ce32" table:formula="of:=2^(([.Q30]-69)/12)*440" office:value-type="float" office:value="329.62755691287" calcext:value-type="float">
            <text:p>329,63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T30]-69)/12)*440" office:value-type="float" office:value="5274.04091060592" calcext:value-type="float">
            <text:p>5274,04</text:p>
          </table:table-cell>
        </table:table-row>
        <table:table-row table:style-name="ro1">
          <table:table-cell table:style-name="ce3" office:value-type="string" calcext:value-type="string">
            <text:p>F3#</text:p>
          </table:table-cell>
          <table:table-cell table:style-name="ce6" office:value-type="float" office:value="54" calcext:value-type="float">
            <text:p>54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N31]-69)/12)*440" office:value-type="float" office:value="43.6535289291255" calcext:value-type="float">
            <text:p>43,65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F</text:p>
          </table:table-cell>
          <table:table-cell table:style-name="ce32" table:formula="of:=2^(([.Q31]-69)/12)*440" office:value-type="float" office:value="349.228231433004" calcext:value-type="float">
            <text:p>349,23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T31]-69)/12)*440" office:value-type="float" office:value="5587.65170292806" calcext:value-type="float">
            <text:p>5587,65</text:p>
          </table:table-cell>
        </table:table-row>
        <table:table-row table:style-name="ro1">
          <table:table-cell table:style-name="ce4" office:value-type="string" calcext:value-type="string">
            <text:p>F2#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3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3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3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4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4#</text:p>
          </table:table-cell>
          <table:table-cell table:style-name="ce10" office:value-type="float" office:value="66" calcext:value-type="float">
            <text:p>66</text:p>
          </table:table-cell>
          <table:table-cell/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N32]-69)/12)*440" office:value-type="float" office:value="46.2493028389543" calcext:value-type="float">
            <text:p>46,25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string" calcext:value-type="string">
            <text:p>F#</text:p>
          </table:table-cell>
          <table:table-cell table:style-name="ce32" table:formula="of:=2^(([.Q32]-69)/12)*440" office:value-type="float" office:value="369.994422711634" calcext:value-type="float">
            <text:p>369,99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T32]-69)/12)*440" office:value-type="float" office:value="5919.91076338615" calcext:value-type="float">
            <text:p>5919,91</text:p>
          </table:table-cell>
        </table:table-row>
        <table:table-row table:style-name="ro1">
          <table:table-cell table:style-name="ce5"/>
          <table:table-cell table:style-name="ce7" table:formula="of:=[.B32]-[.$B31]" office:value-type="float" office:value="-12" calcext:value-type="float">
            <text:p>-12</text:p>
          </table:table-cell>
          <table:table-cell table:style-name="ce7"/>
          <table:table-cell table:style-name="ce7" table:formula="of:=[.D32]-[.$B31]" office:value-type="float" office:value="-5" calcext:value-type="float">
            <text:p>-5</text:p>
          </table:table-cell>
          <table:table-cell table:style-name="ce7"/>
          <table:table-cell table:style-name="ce7" table:formula="of:=[.F32]-[.$B31]" office:value-type="float" office:value="0" calcext:value-type="float">
            <text:p>0</text:p>
          </table:table-cell>
          <table:table-cell table:style-name="ce7"/>
          <table:table-cell table:style-name="ce7" table:formula="of:=[.H32]-[.$B31]" office:value-type="float" office:value="4" calcext:value-type="float">
            <text:p>4</text:p>
          </table:table-cell>
          <table:table-cell table:style-name="ce7"/>
          <table:table-cell table:style-name="ce7" table:formula="of:=[.J32]-[.$B31]" office:value-type="float" office:value="7" calcext:value-type="float">
            <text:p>7</text:p>
          </table:table-cell>
          <table:table-cell table:style-name="ce7"/>
          <table:table-cell table:style-name="ce11" table:formula="of:=[.L32]-[.$B31]" office:value-type="float" office:value="12" calcext:value-type="float">
            <text:p>12</text:p>
          </table:table-cell>
          <table:table-cell/>
          <table:table-cell table:style-name="ce26" office:value-type="float" office:value="31" calcext:value-type="float">
            <text:p>31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N33]-69)/12)*440" office:value-type="float" office:value="48.9994294977187" calcext:value-type="float">
            <text:p>49,00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string" calcext:value-type="string">
            <text:p>G</text:p>
          </table:table-cell>
          <table:table-cell table:style-name="ce32" table:formula="of:=2^(([.Q33]-69)/12)*440" office:value-type="float" office:value="391.995435981749" calcext:value-type="float">
            <text:p>392,00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T33]-69)/12)*440" office:value-type="float" office:value="6271.92697570799" calcext:value-type="float">
            <text:p>6271,93</text:p>
          </table:table-cell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6" office:value-type="float" office:value="55" calcext:value-type="float">
            <text:p>55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N34]-69)/12)*440" office:value-type="float" office:value="51.9130871974931" calcext:value-type="float">
            <text:p>51,9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string" calcext:value-type="string">
            <text:p>G#</text:p>
          </table:table-cell>
          <table:table-cell table:style-name="ce32" table:formula="of:=2^(([.Q34]-69)/12)*440" office:value-type="float" office:value="415.304697579945" calcext:value-type="float">
            <text:p>415,30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string" calcext:value-type="string">
            <text:p>G#</text:p>
          </table:table-cell>
          <table:table-cell table:style-name="ce29" table:formula="of:=2^(([.T34]-69)/12)*440" office:value-type="float" office:value="6644.87516127912" calcext:value-type="float">
            <text:p>6644,88</text:p>
          </table:table-cell>
        </table:table-row>
        <table:table-row table:style-name="ro1">
          <table:table-cell table:style-name="ce4" office:value-type="string" calcext:value-type="string">
            <text:p>G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4</text:p>
          </table:table-cell>
          <table:table-cell table:style-name="ce10" office:value-type="float" office:value="67" calcext:value-type="float">
            <text:p>67</text:p>
          </table:table-cell>
          <table:table-cell/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N35]-69)/12)*440" office:value-type="float" office:value="55" calcext:value-type="float">
            <text:p>55,00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string" calcext:value-type="string">
            <text:p>A</text:p>
          </table:table-cell>
          <table:table-cell table:style-name="ce32" table:formula="of:=2^(([.Q35]-69)/12)*440" office:value-type="float" office:value="440" calcext:value-type="float">
            <text:p>440,00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A</text:p>
          </table:table-cell>
          <table:table-cell table:style-name="ce29" table:formula="of:=2^(([.T35]-69)/12)*440" office:value-type="float" office:value="7040" calcext:value-type="float">
            <text:p>7040,00</text:p>
          </table:table-cell>
        </table:table-row>
        <table:table-row table:style-name="ro1">
          <table:table-cell table:style-name="ce5"/>
          <table:table-cell table:style-name="ce7" table:formula="of:=[.B35]-[.$B34]" office:value-type="float" office:value="-12" calcext:value-type="float">
            <text:p>-12</text:p>
          </table:table-cell>
          <table:table-cell table:style-name="ce7"/>
          <table:table-cell table:style-name="ce7" table:formula="of:=[.D35]-[.$B34]" office:value-type="float" office:value="-8" calcext:value-type="float">
            <text:p>-8</text:p>
          </table:table-cell>
          <table:table-cell table:style-name="ce7"/>
          <table:table-cell table:style-name="ce7" table:formula="of:=[.F35]-[.$B34]" office:value-type="float" office:value="-5" calcext:value-type="float">
            <text:p>-5</text:p>
          </table:table-cell>
          <table:table-cell table:style-name="ce7"/>
          <table:table-cell table:style-name="ce7" table:formula="of:=[.H35]-[.$B34]" office:value-type="float" office:value="0" calcext:value-type="float">
            <text:p>0</text:p>
          </table:table-cell>
          <table:table-cell table:style-name="ce7"/>
          <table:table-cell table:style-name="ce7" table:formula="of:=[.J35]-[.$B34]" office:value-type="float" office:value="4" calcext:value-type="float">
            <text:p>4</text:p>
          </table:table-cell>
          <table:table-cell table:style-name="ce7"/>
          <table:table-cell table:style-name="ce11" table:formula="of:=[.L35]-[.$B34]" office:value-type="float" office:value="12" calcext:value-type="float">
            <text:p>12</text:p>
          </table:table-cell>
          <table:table-cell/>
          <table:table-cell table:style-name="ce26" office:value-type="float" office:value="34" calcext:value-type="float">
            <text:p>34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N36]-69)/12)*440" office:value-type="float" office:value="58.2704701897612" calcext:value-type="float">
            <text:p>58,2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A#</text:p>
          </table:table-cell>
          <table:table-cell table:style-name="ce32" table:formula="of:=2^(([.Q36]-69)/12)*440" office:value-type="float" office:value="466.16376151809" calcext:value-type="float">
            <text:p>466,16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string" calcext:value-type="string">
            <text:p>A#</text:p>
          </table:table-cell>
          <table:table-cell table:style-name="ce29" table:formula="of:=2^(([.T36]-69)/12)*440" office:value-type="float" office:value="7458.62018428944" calcext:value-type="float">
            <text:p>7458,62</text:p>
          </table:table-cell>
        </table:table-row>
        <table:table-row table:style-name="ro1">
          <table:table-cell table:style-name="ce3" office:value-type="string" calcext:value-type="string">
            <text:p>G3#</text:p>
          </table:table-cell>
          <table:table-cell table:style-name="ce6" office:value-type="float" office:value="56" calcext:value-type="float">
            <text:p>56</text:p>
          </table:table-cell>
          <table:table-cell table:style-name="ce8" table:number-columns-repeated="9"/>
          <table:table-cell table:style-name="ce9"/>
          <table:table-cell/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N37]-69)/12)*440" office:value-type="float" office:value="61.7354126570155" calcext:value-type="float">
            <text:p>61,7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string" calcext:value-type="string">
            <text:p>B</text:p>
          </table:table-cell>
          <table:table-cell table:style-name="ce32" table:formula="of:=2^(([.Q37]-69)/12)*440" office:value-type="float" office:value="493.883301256124" calcext:value-type="float">
            <text:p>493,88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string" calcext:value-type="string">
            <text:p>B</text:p>
          </table:table-cell>
          <table:table-cell table:style-name="ce29" table:formula="of:=2^(([.T37]-69)/12)*440" office:value-type="float" office:value="7902.13282009799" calcext:value-type="float">
            <text:p>7902,13</text:p>
          </table:table-cell>
        </table:table-row>
        <table:table-row table:style-name="ro1">
          <table:table-cell table:style-name="ce4" office:value-type="string" calcext:value-type="string">
            <text:p>G2#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3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3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4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4#</text:p>
          </table:table-cell>
          <table:table-cell table:style-name="ce10" office:value-type="float" office:value="68" calcext:value-type="float">
            <text:p>68</text:p>
          </table:table-cell>
          <table:table-cell/>
          <table:table-cell table:style-name="ce27" table:number-columns-repeated="2"/>
          <table:table-cell/>
          <table:table-cell table:style-name="ce31" office:value-type="float" office:value="72" calcext:value-type="float">
            <text:p>72</text:p>
          </table:table-cell>
          <table:table-cell table:style-name="ce31" office:value-type="string" calcext:value-type="string">
            <text:p>C <text:s text:c="2"/>5</text:p>
          </table:table-cell>
          <table:table-cell table:style-name="ce33" table:formula="of:=2^(([.Q38]-69)/12)*440" office:value-type="float" office:value="523.251130601197" calcext:value-type="float">
            <text:p>523,25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C <text:s text:c="2"/>9</text:p>
          </table:table-cell>
          <table:table-cell table:style-name="ce28" table:formula="of:=2^(([.T38]-69)/12)*440" office:value-type="float" office:value="8372.01808961916" calcext:value-type="float">
            <text:p>8372,02</text:p>
          </table:table-cell>
        </table:table-row>
        <table:table-row table:style-name="ro1">
          <table:table-cell table:style-name="ce5"/>
          <table:table-cell table:style-name="ce7" table:formula="of:=[.B38]-[.$B37]" office:value-type="float" office:value="-12" calcext:value-type="float">
            <text:p>-12</text:p>
          </table:table-cell>
          <table:table-cell table:style-name="ce7"/>
          <table:table-cell table:style-name="ce7" table:formula="of:=[.D38]-[.$B37]" office:value-type="float" office:value="-5" calcext:value-type="float">
            <text:p>-5</text:p>
          </table:table-cell>
          <table:table-cell table:style-name="ce7"/>
          <table:table-cell table:style-name="ce7" table:formula="of:=[.F38]-[.$B37]" office:value-type="float" office:value="0" calcext:value-type="float">
            <text:p>0</text:p>
          </table:table-cell>
          <table:table-cell table:style-name="ce7"/>
          <table:table-cell table:style-name="ce7" table:formula="of:=[.H38]-[.$B37]" office:value-type="float" office:value="4" calcext:value-type="float">
            <text:p>4</text:p>
          </table:table-cell>
          <table:table-cell table:style-name="ce7"/>
          <table:table-cell table:style-name="ce7" table:formula="of:=[.J38]-[.$B37]" office:value-type="float" office:value="7" calcext:value-type="float">
            <text:p>7</text:p>
          </table:table-cell>
          <table:table-cell table:style-name="ce7"/>
          <table:table-cell table:style-name="ce11" table:formula="of:=[.L38]-[.$B37]" office:value-type="float" office:value="12" calcext:value-type="float">
            <text:p>12</text:p>
          </table:table-cell>
          <table:table-cell/>
          <table:table-cell table:style-name="ce27" table:number-columns-repeated="2"/>
          <table:table-cell/>
          <table:table-cell table:style-name="ce30" office:value-type="float" office:value="73" calcext:value-type="float">
            <text:p>73</text:p>
          </table:table-cell>
          <table:table-cell table:style-name="ce30" office:value-type="string" calcext:value-type="string">
            <text:p>C#</text:p>
          </table:table-cell>
          <table:table-cell table:style-name="ce32" table:formula="of:=2^(([.Q39]-69)/12)*440" office:value-type="float" office:value="554.365261953744" calcext:value-type="float">
            <text:p>554,37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C#</text:p>
          </table:table-cell>
          <table:table-cell table:style-name="ce29" table:formula="of:=2^(([.T39]-69)/12)*440" office:value-type="float" office:value="8869.84419125991" calcext:value-type="float">
            <text:p>8869,84</text:p>
          </table:table-cell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6" office:value-type="float" office:value="57" calcext:value-type="float">
            <text:p>57</text:p>
          </table:table-cell>
          <table:table-cell table:style-name="ce8" table:number-columns-repeated="9"/>
          <table:table-cell table:style-name="ce9"/>
          <table:table-cell/>
          <table:table-cell table:style-name="ce27" table:number-columns-repeated="2"/>
          <table:table-cell/>
          <table:table-cell table:style-name="ce30" office:value-type="float" office:value="74" calcext:value-type="float">
            <text:p>74</text:p>
          </table:table-cell>
          <table:table-cell table:style-name="ce30" office:value-type="string" calcext:value-type="string">
            <text:p>D</text:p>
          </table:table-cell>
          <table:table-cell table:style-name="ce32" table:formula="of:=2^(([.Q40]-69)/12)*440" office:value-type="float" office:value="587.329535834815" calcext:value-type="float">
            <text:p>587,33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string" calcext:value-type="string">
            <text:p>D</text:p>
          </table:table-cell>
          <table:table-cell table:style-name="ce29" table:formula="of:=2^(([.T40]-69)/12)*440" office:value-type="float" office:value="9397.27257335704" calcext:value-type="float">
            <text:p>9397,27</text:p>
          </table:table-cell>
        </table:table-row>
        <table:table-row table:style-name="ro1">
          <table:table-cell table:style-name="ce4"/>
          <table:table-cell/>
          <table:table-cell office:value-type="string" calcext:value-type="string">
            <text:p>A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4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4</text:p>
          </table:table-cell>
          <table:table-cell table:style-name="ce10" office:value-type="float" office:value="64" calcext:value-type="float">
            <text:p>64</text:p>
          </table:table-cell>
          <table:table-cell/>
          <table:table-cell table:style-name="ce27" table:number-columns-repeated="2"/>
          <table:table-cell/>
          <table:table-cell table:style-name="ce30" office:value-type="float" office:value="75" calcext:value-type="float">
            <text:p>75</text:p>
          </table:table-cell>
          <table:table-cell table:style-name="ce30" office:value-type="string" calcext:value-type="string">
            <text:p>D#</text:p>
          </table:table-cell>
          <table:table-cell table:style-name="ce32" table:formula="of:=2^(([.Q41]-69)/12)*440" office:value-type="float" office:value="622.253967444162" calcext:value-type="float">
            <text:p>622,25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string" calcext:value-type="string">
            <text:p>D#</text:p>
          </table:table-cell>
          <table:table-cell table:style-name="ce29" table:formula="of:=2^(([.T41]-69)/12)*440" office:value-type="float" office:value="9956.06347910659" calcext:value-type="float">
            <text:p>9956,06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7" table:formula="of:=[.D41]-[.$B40]" office:value-type="float" office:value="-12" calcext:value-type="float">
            <text:p>-12</text:p>
          </table:table-cell>
          <table:table-cell table:style-name="ce7"/>
          <table:table-cell table:style-name="ce7" table:formula="of:=[.F41]-[.$B40]" office:value-type="float" office:value="-5" calcext:value-type="float">
            <text:p>-5</text:p>
          </table:table-cell>
          <table:table-cell table:style-name="ce7"/>
          <table:table-cell table:style-name="ce7" table:formula="of:=[.H41]-[.$B40]" office:value-type="float" office:value="0" calcext:value-type="float">
            <text:p>0</text:p>
          </table:table-cell>
          <table:table-cell table:style-name="ce7"/>
          <table:table-cell table:style-name="ce7" table:formula="of:=[.J41]-[.$B40]" office:value-type="float" office:value="4" calcext:value-type="float">
            <text:p>4</text:p>
          </table:table-cell>
          <table:table-cell table:style-name="ce7"/>
          <table:table-cell table:style-name="ce11" table:formula="of:=[.L41]-[.$B40]" office:value-type="float" office:value="7" calcext:value-type="float">
            <text:p>7</text:p>
          </table:table-cell>
          <table:table-cell/>
          <table:table-cell table:style-name="ce27" table:number-columns-repeated="2"/>
          <table:table-cell/>
          <table:table-cell table:style-name="ce30" office:value-type="float" office:value="76" calcext:value-type="float">
            <text:p>76</text:p>
          </table:table-cell>
          <table:table-cell table:style-name="ce30" office:value-type="string" calcext:value-type="string">
            <text:p>E</text:p>
          </table:table-cell>
          <table:table-cell table:style-name="ce32" table:formula="of:=2^(([.Q42]-69)/12)*440" office:value-type="float" office:value="659.25511382574" calcext:value-type="float">
            <text:p>659,26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E</text:p>
          </table:table-cell>
          <table:table-cell table:style-name="ce29" table:formula="of:=2^(([.T42]-69)/12)*440" office:value-type="float" office:value="10548.0818212118" calcext:value-type="float">
            <text:p>10548,08</text:p>
          </table:table-cell>
        </table:table-row>
        <table:table-row table:style-name="ro1">
          <table:table-cell table:style-name="ce3" office:value-type="string" calcext:value-type="string">
            <text:p>A3#</text:p>
          </table:table-cell>
          <table:table-cell table:style-name="ce6" office:value-type="float" office:value="58" calcext:value-type="float">
            <text:p>58</text:p>
          </table:table-cell>
          <table:table-cell table:style-name="ce8" table:number-columns-repeated="9"/>
          <table:table-cell table:style-name="ce9"/>
          <table:table-cell/>
          <table:table-cell table:style-name="ce27" table:number-columns-repeated="2"/>
          <table:table-cell/>
          <table:table-cell table:style-name="ce30" office:value-type="float" office:value="77" calcext:value-type="float">
            <text:p>77</text:p>
          </table:table-cell>
          <table:table-cell table:style-name="ce30" office:value-type="string" calcext:value-type="string">
            <text:p>F</text:p>
          </table:table-cell>
          <table:table-cell table:style-name="ce32" table:formula="of:=2^(([.Q43]-69)/12)*440" office:value-type="float" office:value="698.456462866008" calcext:value-type="float">
            <text:p>698,46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string" calcext:value-type="string">
            <text:p>F</text:p>
          </table:table-cell>
          <table:table-cell table:style-name="ce29" table:formula="of:=2^(([.T43]-69)/12)*440" office:value-type="float" office:value="11175.3034058561" calcext:value-type="float">
            <text:p>11175,30</text:p>
          </table:table-cell>
        </table:table-row>
        <table:table-row table:style-name="ro1">
          <table:table-cell table:style-name="ce4"/>
          <table:table-cell/>
          <table:table-cell office:value-type="string" calcext:value-type="string">
            <text:p>A2#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3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4</text:p>
          </table:table-cell>
          <table:table-cell table:style-name="ce10" office:value-type="float" office:value="65" calcext:value-type="float">
            <text:p>65</text:p>
          </table:table-cell>
          <table:table-cell/>
          <table:table-cell table:style-name="ce27" table:number-columns-repeated="2"/>
          <table:table-cell/>
          <table:table-cell table:style-name="ce30" office:value-type="float" office:value="78" calcext:value-type="float">
            <text:p>78</text:p>
          </table:table-cell>
          <table:table-cell table:style-name="ce30" office:value-type="string" calcext:value-type="string">
            <text:p>F#</text:p>
          </table:table-cell>
          <table:table-cell table:style-name="ce32" table:formula="of:=2^(([.Q44]-69)/12)*440" office:value-type="float" office:value="739.988845423269" calcext:value-type="float">
            <text:p>739,99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string" calcext:value-type="string">
            <text:p>F#</text:p>
          </table:table-cell>
          <table:table-cell table:style-name="ce29" table:formula="of:=2^(([.T44]-69)/12)*440" office:value-type="float" office:value="11839.8215267723" calcext:value-type="float">
            <text:p>11839,82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7" table:formula="of:=[.D44]-[.$B43]" office:value-type="float" office:value="-12" calcext:value-type="float">
            <text:p>-12</text:p>
          </table:table-cell>
          <table:table-cell table:style-name="ce7"/>
          <table:table-cell table:style-name="ce7" table:formula="of:=[.F44]-[.$B43]" office:value-type="float" office:value="-5" calcext:value-type="float">
            <text:p>-5</text:p>
          </table:table-cell>
          <table:table-cell table:style-name="ce7"/>
          <table:table-cell table:style-name="ce7" table:formula="of:=[.H44]-[.$B43]" office:value-type="float" office:value="0" calcext:value-type="float">
            <text:p>0</text:p>
          </table:table-cell>
          <table:table-cell table:style-name="ce7"/>
          <table:table-cell table:style-name="ce7" table:formula="of:=[.J44]-[.$B43]" office:value-type="float" office:value="4" calcext:value-type="float">
            <text:p>4</text:p>
          </table:table-cell>
          <table:table-cell table:style-name="ce7"/>
          <table:table-cell table:style-name="ce11" table:formula="of:=[.L44]-[.$B43]" office:value-type="float" office:value="7" calcext:value-type="float">
            <text:p>7</text:p>
          </table:table-cell>
          <table:table-cell/>
          <table:table-cell table:style-name="ce27" table:number-columns-repeated="2"/>
          <table:table-cell/>
          <table:table-cell table:style-name="ce30" office:value-type="float" office:value="79" calcext:value-type="float">
            <text:p>79</text:p>
          </table:table-cell>
          <table:table-cell table:style-name="ce30" office:value-type="string" calcext:value-type="string">
            <text:p>G</text:p>
          </table:table-cell>
          <table:table-cell table:style-name="ce32" table:formula="of:=2^(([.Q45]-69)/12)*440" office:value-type="float" office:value="783.990871963499" calcext:value-type="float">
            <text:p>783,99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string" calcext:value-type="string">
            <text:p>G</text:p>
          </table:table-cell>
          <table:table-cell table:style-name="ce29" table:formula="of:=2^(([.T45]-69)/12)*440" office:value-type="float" office:value="12543.853951416" calcext:value-type="float">
            <text:p>12543,85</text:p>
          </table:table-cell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6" office:value-type="float" office:value="59" calcext:value-type="float">
            <text:p>59</text:p>
          </table:table-cell>
          <table:table-cell table:style-name="ce8" table:number-columns-repeated="9"/>
          <table:table-cell table:style-name="ce9"/>
          <table:table-cell table:number-columns-repeated="4"/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G#</text:p>
          </table:table-cell>
          <table:table-cell table:style-name="ce32" table:formula="of:=2^(([.Q46]-69)/12)*440" office:value-type="float" office:value="830.60939515989" calcext:value-type="float">
            <text:p>830,61</text:p>
          </table:table-cell>
          <table:table-cell/>
          <table:table-cell table:style-name="ce27"/>
          <table:table-cell/>
        </table:table-row>
        <table:table-row table:style-name="ro1">
          <table:table-cell table:style-name="ce4"/>
          <table:table-cell/>
          <table:table-cell office:value-type="string" calcext:value-type="string">
            <text:p>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3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4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4#</text:p>
          </table:table-cell>
          <table:table-cell table:style-name="ce10" office:value-type="float" office:value="66" calcext:value-type="float">
            <text:p>66</text:p>
          </table:table-cell>
          <table:table-cell table:number-columns-repeated="4"/>
          <table:table-cell table:style-name="ce30" office:value-type="float" office:value="81" calcext:value-type="float">
            <text:p>81</text:p>
          </table:table-cell>
          <table:table-cell table:style-name="ce30" office:value-type="string" calcext:value-type="string">
            <text:p>A</text:p>
          </table:table-cell>
          <table:table-cell table:style-name="ce32" table:formula="of:=2^(([.Q47]-69)/12)*440" office:value-type="float" office:value="880" calcext:value-type="float">
            <text:p>880,00</text:p>
          </table:table-cell>
          <table:table-cell/>
          <table:table-cell table:style-name="ce27"/>
          <table:table-cell/>
        </table:table-row>
        <table:table-row table:style-name="ro1">
          <table:table-cell table:style-name="ce5"/>
          <table:table-cell table:style-name="ce7" table:number-columns-repeated="2"/>
          <table:table-cell table:style-name="ce7" table:formula="of:=[.D47]-[.$B46]" office:value-type="float" office:value="-12" calcext:value-type="float">
            <text:p>-12</text:p>
          </table:table-cell>
          <table:table-cell table:style-name="ce7"/>
          <table:table-cell table:style-name="ce7" table:formula="of:=[.F47]-[.$B46]" office:value-type="float" office:value="-5" calcext:value-type="float">
            <text:p>-5</text:p>
          </table:table-cell>
          <table:table-cell table:style-name="ce7"/>
          <table:table-cell table:style-name="ce7" table:formula="of:=[.H47]-[.$B46]" office:value-type="float" office:value="0" calcext:value-type="float">
            <text:p>0</text:p>
          </table:table-cell>
          <table:table-cell table:style-name="ce7"/>
          <table:table-cell table:style-name="ce7" table:formula="of:=[.J47]-[.$B46]" office:value-type="float" office:value="4" calcext:value-type="float">
            <text:p>4</text:p>
          </table:table-cell>
          <table:table-cell table:style-name="ce7"/>
          <table:table-cell table:style-name="ce11" table:formula="of:=[.L47]-[.$B46]" office:value-type="float" office:value="7" calcext:value-type="float">
            <text:p>7</text:p>
          </table:table-cell>
          <table:table-cell table:number-columns-repeated="4"/>
          <table:table-cell table:style-name="ce30" office:value-type="float" office:value="82" calcext:value-type="float">
            <text:p>82</text:p>
          </table:table-cell>
          <table:table-cell table:style-name="ce30" office:value-type="string" calcext:value-type="string">
            <text:p>A#</text:p>
          </table:table-cell>
          <table:table-cell table:style-name="ce32" table:formula="of:=2^(([.Q48]-69)/12)*440" office:value-type="float" office:value="932.32752303618" calcext:value-type="float">
            <text:p>932,33</text:p>
          </table:table-cell>
          <table:table-cell/>
          <table:table-cell table:style-name="ce27"/>
          <table:table-cell/>
        </table:table-row>
        <table:table-row table:style-name="ro1">
          <table:table-cell table:number-columns-repeated="16"/>
          <table:table-cell table:style-name="ce30" office:value-type="float" office:value="83" calcext:value-type="float">
            <text:p>83</text:p>
          </table:table-cell>
          <table:table-cell table:style-name="ce30" office:value-type="string" calcext:value-type="string">
            <text:p>B</text:p>
          </table:table-cell>
          <table:table-cell table:style-name="ce32" table:formula="of:=2^(([.Q49]-69)/12)*440" office:value-type="float" office:value="987.766602512248" calcext:value-type="float">
            <text:p>987,77</text:p>
          </table:table-cell>
          <table:table-cell/>
          <table:table-cell table:style-name="ce27"/>
          <table:table-cell/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.00.0000</text:date>, <text:time style:data-style-name="N2" text:time-value="22:22:36.10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06:54:27.990000000</meta:creation-date>
    <dc:date>2018-08-27T22:45:02.270000000</dc:date>
    <meta:editing-duration>PT53M16S</meta:editing-duration>
    <meta:editing-cycles>7</meta:editing-cycles>
    <meta:generator>LibreOffice/5.4.5.1$Windows_X86_64 LibreOffice_project/79c9829dd5d8054ec39a82dc51cd9eff340dbee8</meta:generator>
    <meta:document-statistic meta:table-count="1" meta:cell-count="685" meta:object-count="0"/>
  </office:meta>
</office:document-meta>
</file>